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4340"/>
    </style:style>
    <style:style style:name="T2" style:family="text">
      <style:text-properties officeooo:rsid="00016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I'm mainly interested in the foundation of <text:span text:style-name="T1">l</text:span>ogic and in the possibility of <text:span text:style-name="T1">genuine</text:span> disagreement <text:span text:style-name="T1">in this field</text:span>.</text:p>
      <text:p text:style-name="Standard"><text:s text:c="8"/>I've started researching on Proof-Theoretic Semantics, evaluating critically some of its usual postulates and developing a version of this theory that allows only single assumptions and single conclusions, but in which there can be meaning-depen<text:span text:style-name="T1">d</text:span>ence between logical terms. <text:span text:style-name="T1">The aim of this project was not to develop a practical system, but to shed some light on the relations between logical terms. I ended this research discussing the possibility of accepting logical pluralism in Proof-Theoretic Semantics and how to reconstruct logical disagreement in this framework. <text:s/></text:span></text:p>
      <text:p text:style-name="Standard"><text:s text:c="8"/>From some difficulties of Proof-Theoretic Semantics and a dissatisfaction about the semantic explanation of apriority in its generality, I started working on Intuition and neo-rationalism. <text:span text:style-name="T2">Without retracting the old proof-theoretic approach, it now seems to me necessary to start with a faculty of rational insight that is not reducible to linguistic competence in none of its forms. The precise boundary between linguistic competence and this faculty is my major actual interest.</text:span></text:p>
      <text:p text:style-name="Standard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2:02:36.556279272</meta:creation-date>
    <dc:date>2022-08-21T22:34:39.729251491</dc:date>
    <meta:editing-duration>PT32M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4" meta:word-count="173" meta:character-count="1188" meta:non-whitespace-character-count="991"/>
  </office:meta>
</office:document-meta>
</file>